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" fo:font-size="8pt" fo:font-weight="bold" style:font-size-asian="8pt" style:font-weight-asian="bold" style:font-size-complex="8pt" style:font-weight-complex="bold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8pt" style:font-size-asian="8pt" style:font-size-complex="8pt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8pt" officeooo:paragraph-rsid="0002d612" style:font-size-asian="8pt" style:font-size-complex="8pt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Courier New" fo:font-size="8pt" fo:font-style="italic" style:font-size-asian="8pt" style:font-size-complex="8pt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" fo:font-size="8pt" style:font-size-asian="8pt" style:font-size-complex="8pt"/>
    </style:style>
    <style:style style:name="P8" style:family="paragraph" style:parent-style-name="Preformatted_20_Text">
      <loext:graphic-properties draw:fill="solid" draw:fill-color="#ffffff" draw:opacity="100%"/>
      <style:paragraph-properties fo:break-before="page" fo:background-color="#ffffff"/>
      <style:text-properties fo:color="#000000" style:font-name="Courier New" fo:font-size="8pt" fo:font-weight="bold" style:font-size-asian="8pt" style:font-weight-asian="bold" style:font-size-complex="8pt" style:font-weight-complex="bold"/>
    </style:style>
    <style:style style:name="P9" style:family="paragraph" style:parent-style-name="Preformatted_20_Text">
      <style:paragraph-properties fo:break-before="page"/>
      <style:text-properties fo:color="#000000" style:font-name="Courier New" fo:font-size="10pt" fo:font-weight="bold" style:font-size-asian="10pt" style:font-weight-asian="bold" style:font-size-complex="10pt" style:font-weight-complex="bold"/>
    </style:style>
    <style:style style:name="P10" style:family="paragraph" style:parent-style-name="Preformatted_20_Text" style:master-page-name="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style:page-number="auto" fo:background-color="#ffffff"/>
      <style:text-properties fo:color="#000000" fo:font-size="8pt" style:font-size-asian="8pt" style:font-size-complex="8pt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 fo:padding="0.049cm" fo:border="0.06pt solid #000000" style:shadow="none" style:writing-mode="page"/>
      <style:text-properties fo:color="#000000" fo:font-size="8pt" officeooo:paragraph-rsid="0002d612" style:font-size-asian="8pt" style:font-size-complex="8pt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 fo:padding="0.049cm" fo:border="0.06pt solid #000000" style:shadow="none" style:writing-mode="page"/>
      <style:text-properties fo:color="#000000" fo:font-size="8pt" style:font-size-asian="8pt" style:font-size-complex="8pt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Courier New" fo:font-weight="bold"/>
    </style:style>
    <style:style style:name="T4" style:family="text">
      <style:text-properties fo:color="#000080" style:font-name="Courier New" fo:font-size="10pt" fo:font-weight="bold" style:font-size-asian="10pt" style:font-size-complex="10pt"/>
    </style:style>
    <style:style style:name="T5" style:family="text">
      <style:text-properties style:font-name="Courier New"/>
    </style:style>
    <style:style style:name="T6" style:family="text">
      <style:text-properties style:font-name="Courier New" fo:font-style="italic"/>
    </style:style>
    <style:style style:name="T7" style:family="text">
      <style:text-properties style:font-name="Courier New" fo:background-color="#ffe4ff" loext:char-shading-value="0"/>
    </style:style>
    <style:style style:name="T8" style:family="text">
      <style:text-properties style:font-name="Courier New" fo:background-color="#e4e4ff" loext:char-shading-value="0"/>
    </style:style>
    <style:style style:name="T9" style:family="text">
      <style:text-properties style:font-name="Courier New" fo:font-size="10pt" style:font-size-asian="10pt" style:font-size-complex="10pt"/>
    </style:style>
    <style:style style:name="T10" style:family="text">
      <style:text-properties fo:color="#808080"/>
    </style:style>
    <style:style style:name="T11" style:family="text">
      <style:text-properties fo:color="#808080" style:font-name="Courier New" fo:font-style="italic"/>
    </style:style>
    <style:style style:name="T12" style:family="text">
      <style:text-properties fo:color="#808080" officeooo:rsid="0002d612"/>
    </style:style>
    <style:style style:name="T13" style:family="text">
      <style:text-properties fo:color="#808080" fo:font-size="10pt" style:font-size-asian="10pt" style:font-size-complex="10pt"/>
    </style:style>
    <style:style style:name="T14" style:family="text">
      <style:text-properties fo:color="#660e7a" style:font-name="Courier New" fo:font-weight="bold"/>
    </style:style>
    <style:style style:name="T15" style:family="text">
      <style:text-properties fo:color="#660e7a" style:font-name="Courier New" fo:font-style="italic"/>
    </style:style>
    <style:style style:name="T16" style:family="text">
      <style:text-properties fo:color="#660e7a" style:font-name="Courier New" fo:font-style="italic" fo:font-weight="bold"/>
    </style:style>
    <style:style style:name="T17" style:family="text">
      <style:text-properties fo:color="#808000"/>
    </style:style>
    <style:style style:name="T18" style:family="text">
      <style:text-properties fo:color="#808000" style:font-name="Courier New"/>
    </style:style>
    <style:style style:name="T19" style:family="text">
      <style:text-properties fo:color="#0000ff" style:font-name="Courier New"/>
    </style:style>
    <style:style style:name="T20" style:family="text">
      <style:text-properties fo:color="#008000"/>
    </style:style>
    <style:style style:name="T21" style:family="text">
      <style:text-properties fo:color="#008000" style:font-name="Courier New"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>public class DataBaseHelper {</text:span></text:p>
      <text:p text:style-name="P3"><text:span text:style-name="T1"/></text:p>
      <text:p text:style-name="P4"><text:s text:c="4"/><text:span text:style-name="T3">private </text:span><text:span text:style-name="T5">Context </text:span><text:span text:style-name="T14">mCtx </text:span><text:span text:style-name="T5">= </text:span><text:span text:style-name="T3">null</text:span><text:span text:style-name="T5">;</text:span></text:p>
      <text:p text:style-name="P4"><text:s text:c="4"/><text:span text:style-name="T3">private </text:span><text:span text:style-name="T5">DataBaseHelperInternal </text:span><text:span text:style-name="T14">mDbHelper </text:span><text:span text:style-name="T5">= </text:span><text:span text:style-name="T3">null</text:span><text:span text:style-name="T5">;</text:span></text:p>
      <text:p text:style-name="P4"><text:s text:c="4"/><text:span text:style-name="T3">private </text:span><text:span text:style-name="T5">SQLiteDatabase </text:span><text:span text:style-name="T14">mDb </text:span><text:span text:style-name="T5">= </text:span><text:span text:style-name="T3">null</text:span><text:span text:style-name="T5">;</text:span></text:p>
      <text:p text:style-name="P4"><text:s text:c="4"/><text:span text:style-name="T3">private static final </text:span><text:span text:style-name="T5">String </text:span><text:span text:style-name="T16">DATABASE_NAME </text:span><text:span text:style-name="T5">= </text:span><text:span text:style-name="T21">"TODOLIST"</text:span><text:span text:style-name="T5">;</text:span></text:p>
      <text:p text:style-name="P4"><text:s text:c="4"/><text:span text:style-name="T3">private static final int </text:span><text:span text:style-name="T16">DATABASE_VERSION </text:span><text:span text:style-name="T5">= </text:span><text:span text:style-name="T19">3</text:span><text:span text:style-name="T5">;</text:span></text:p>
      <text:p text:style-name="P4"><text:s text:c="4"/><text:span text:style-name="T11">// tabla y campos</text:span></text:p>
      <text:p text:style-name="P4"><text:span text:style-name="T10"><text:s text:c="4"/></text:span><text:span text:style-name="T3">private static final </text:span><text:span text:style-name="T5">String </text:span><text:span text:style-name="T16">DATABASE_TABLE_TODOLIST </text:span><text:span text:style-name="T5">= </text:span><text:span text:style-name="T21">"todolist"</text:span><text:span text:style-name="T5">;</text:span></text:p>
      <text:p text:style-name="P4"><text:s text:c="4"/><text:span text:style-name="T3">public static final </text:span><text:span text:style-name="T5">String </text:span><text:span text:style-name="T16">SL_ID </text:span><text:span text:style-name="T5">= </text:span><text:span text:style-name="T21">"_id"</text:span><text:span text:style-name="T5">;</text:span></text:p>
      <text:p text:style-name="P4"><text:s text:c="4"/><text:span text:style-name="T3">public static final </text:span><text:span text:style-name="T5">String </text:span><text:span text:style-name="T16">SL_ITEM </text:span><text:span text:style-name="T5">= </text:span><text:span text:style-name="T21">"task"</text:span><text:span text:style-name="T5">;</text:span></text:p>
      <text:p text:style-name="P4"><text:s text:c="4"/><text:span text:style-name="T3">public static final </text:span><text:span text:style-name="T5">String </text:span><text:span text:style-name="T16">SL_PLACE </text:span><text:span text:style-name="T5">= </text:span><text:span text:style-name="T21">"place"</text:span><text:span text:style-name="T5">;</text:span></text:p>
      <text:p text:style-name="P4"><text:s text:c="4"/><text:span text:style-name="T3">public static final </text:span><text:span text:style-name="T5">String </text:span><text:span text:style-name="T16">SL_IMPORTANCE </text:span><text:span text:style-name="T5">= </text:span><text:span text:style-name="T21">"importance"</text:span><text:span text:style-name="T5">;</text:span></text:p>
      <text:p text:style-name="P4"><text:s text:c="4"/><text:span text:style-name="T3">public static final </text:span><text:span text:style-name="T5">String </text:span><text:span text:style-name="T16">SL_DESCRIPTION </text:span><text:span text:style-name="T5">= </text:span><text:span text:style-name="T21">"description"</text:span><text:span text:style-name="T5">;</text:span></text:p>
      <text:p text:style-name="P4"><text:s text:c="4"/><text:span text:style-name="T11">// SQL de creación de la tabla</text:span></text:p>
      <text:p text:style-name="P4"><text:span text:style-name="T10"><text:s text:c="4"/></text:span><text:span text:style-name="T3">private static final </text:span><text:span text:style-name="T5">String </text:span><text:span text:style-name="T16">DATABASE_CREATE_TODOLIST </text:span><text:span text:style-name="T5">=</text:span></text:p>
      <text:p text:style-name="P4"><text:s text:c="12"/><text:span text:style-name="T21">"create table "</text:span><text:span text:style-name="T5">+ </text:span><text:span text:style-name="T16">DATABASE_TABLE_TODOLIST </text:span><text:span text:style-name="T5">+</text:span><text:span text:style-name="T21">" ("</text:span><text:span text:style-name="T5">+</text:span><text:span text:style-name="T16">SL_ID</text:span><text:span text:style-name="T5">+</text:span><text:span text:style-name="T21">" integer primary key, "</text:span><text:span text:style-name="T5">+</text:span><text:span text:style-name="T16">SL_ITEM</text:span><text:span text:style-name="T5">+</text:span><text:span text:style-name="T21">" text not null, "</text:span><text:span text:style-name="T5">+</text:span><text:span text:style-name="T16">SL_PLACE</text:span><text:span text:style-name="T5">+</text:span><text:span text:style-name="T21">" text not null, "</text:span></text:p>
      <text:p text:style-name="P4"><text:span text:style-name="T20"><text:s text:c="20"/></text:span><text:span text:style-name="T5">+</text:span><text:span text:style-name="T16">SL_IMPORTANCE</text:span><text:span text:style-name="T5">+</text:span><text:span text:style-name="T21">" integer not null, "</text:span><text:span text:style-name="T5">+</text:span><text:span text:style-name="T16">SL_DESCRIPTION</text:span><text:span text:style-name="T5">+</text:span><text:span text:style-name="T21">" text)"</text:span><text:span text:style-name="T5">;</text:span></text:p>
      <text:p text:style-name="P4"><text:s text:c="4"/><text:span text:style-name="T11">//constructor</text:span></text:p>
      <text:p text:style-name="P4"><text:span text:style-name="T10"><text:s text:c="4"/></text:span><text:span text:style-name="T3">public </text:span><text:span text:style-name="T5">DataBaseHelper(Context ctx) {</text:span></text:p>
      <text:p text:style-name="P4"><text:s text:c="8"/><text:span text:style-name="T3">this</text:span><text:span text:style-name="T5">.</text:span><text:span text:style-name="T14">mCtx </text:span><text:span text:style-name="T5">= ctx;</text:span></text:p>
      <text:p text:style-name="P4"><text:s text:c="4"/><text:span text:style-name="T5">}</text:span></text:p>
      <text:p text:style-name="P5"><text:s text:c="4"/></text:p>
      <text:p text:style-name="P11"><text:span text:style-name="T11">//clase privada para control de la SQLite</text:span></text:p>
      <text:p text:style-name="P12"><text:span text:style-name="T10"><text:s text:c="2"/></text:span><text:span text:style-name="T13"><text:s text:c="2"/></text:span><text:span text:style-name="T4">private static class </text:span><text:span text:style-name="T9">DataBaseHelperInternal </text:span><text:span text:style-name="T4">extends </text:span><text:span text:style-name="T9">SQLiteOpenHelper {</text:span></text:p>
      <text:p text:style-name="P12"><text:s text:c="8"/><text:span text:style-name="T3">public </text:span><text:span text:style-name="T5">DataBaseHelperInternal(Context context) {</text:span></text:p>
      <text:p text:style-name="P12"><text:s text:c="12"/><text:span text:style-name="T3">super</text:span><text:span text:style-name="T5">(context, </text:span><text:span text:style-name="T16">DATABASE_NAME</text:span><text:span text:style-name="T5">, </text:span><text:span text:style-name="T3">null</text:span><text:span text:style-name="T5">, </text:span><text:span text:style-name="T16">DATABASE_VERSION</text:span><text:span text:style-name="T5">); <text:s text:c="3"/>}</text:span></text:p>
      <text:p text:style-name="P12"><text:s text:c="8"/><text:span text:style-name="T18">@Override</text:span></text:p>
      <text:p text:style-name="P12"><text:span text:style-name="T17"><text:s text:c="8"/></text:span><text:span text:style-name="T3">public void </text:span><text:span text:style-name="T5">onCreate(SQLiteDatabase db) {</text:span></text:p>
      <text:p text:style-name="P12"><text:s text:c="12"/><text:span text:style-name="T5">createTables(db);</text:span></text:p>
      <text:p text:style-name="P12"><text:s text:c="8"/><text:span text:style-name="T5">}</text:span></text:p>
      <text:p text:style-name="P12"><text:s text:c="8"/><text:span text:style-name="T18">@Override</text:span></text:p>
      <text:p text:style-name="P12"><text:span text:style-name="T17"><text:s text:c="8"/></text:span><text:span text:style-name="T3">public void </text:span><text:span text:style-name="T5">onUpgrade(SQLiteDatabase db, </text:span><text:span text:style-name="T3">int </text:span><text:span text:style-name="T5">oldVersion, </text:span><text:span text:style-name="T3">int </text:span><text:span text:style-name="T5">newVersion) {</text:span></text:p>
      <text:p text:style-name="P12"><text:s text:c="12"/><text:span text:style-name="T5">deleteTables(db);</text:span></text:p>
      <text:p text:style-name="P12"><text:s text:c="12"/><text:span text:style-name="T5">createTables(db);</text:span></text:p>
      <text:p text:style-name="P12"><text:s text:c="8"/><text:span text:style-name="T5">}</text:span></text:p>
      <text:p text:style-name="P12"><text:s text:c="8"/><text:span text:style-name="T3">private void </text:span><text:span text:style-name="T5">createTables(SQLiteDatabase db) {</text:span></text:p>
      <text:p text:style-name="P12"><text:s text:c="12"/><text:span text:style-name="T5">db.execSQL(</text:span><text:span text:style-name="T16">DATABASE_CREATE_TODOLIST</text:span><text:span text:style-name="T5">);</text:span></text:p>
      <text:p text:style-name="P12"><text:s text:c="8"/><text:span text:style-name="T5">}</text:span></text:p>
      <text:p text:style-name="P12"><text:s text:c="8"/><text:span text:style-name="T3">private void </text:span><text:span text:style-name="T5">deleteTables(SQLiteDatabase db) {</text:span></text:p>
      <text:p text:style-name="P12"><text:s text:c="12"/><text:span text:style-name="T5">db.execSQL(</text:span><text:span text:style-name="T21">"DROP TABLE IF EXISTS " </text:span><text:span text:style-name="T5">+ </text:span><text:span text:style-name="T16">DATABASE_TABLE_TODOLIST</text:span><text:span text:style-name="T5">);</text:span></text:p>
      <text:p text:style-name="P12"><text:s text:c="8"/><text:span text:style-name="T5">}</text:span></text:p>
      <text:p text:style-name="P12"><text:s text:c="4"/><text:span text:style-name="T5">}</text:span></text:p>
      <text:p text:style-name="P5"><text:s text:c="4"/></text:p>
      <text:p text:style-name="P5"><text:span text:style-name="T3"/></text:p>
      <text:p text:style-name="P5"><text:span text:style-name="T3"><text:s text:c="3"/>public </text:span><text:span text:style-name="T5">DataBaseHelper open() <text:s/>{</text:span></text:p>
      <text:p text:style-name="P4"><text:s text:c="8"/><text:span text:style-name="T14">mDbHelper </text:span><text:span text:style-name="T5">= </text:span><text:span text:style-name="T3">new </text:span><text:span text:style-name="T5">DataBaseHelperInternal(</text:span><text:span text:style-name="T14">mCtx</text:span><text:span text:style-name="T5">);</text:span></text:p>
      <text:p text:style-name="P4"><text:s text:c="8"/><text:span text:style-name="T14">mDb </text:span><text:span text:style-name="T5">= </text:span><text:span text:style-name="T14">mDbHelper</text:span><text:span text:style-name="T5">.getWritableDatabase();</text:span></text:p>
      <text:p text:style-name="P4"><text:s text:c="8"/><text:span text:style-name="T3">return this</text:span><text:span text:style-name="T5">;</text:span></text:p>
      <text:p text:style-name="P4"><text:s text:c="4"/><text:span text:style-name="T5">}</text:span></text:p>
      <text:p text:style-name="P4"><text:s text:c="4"/><text:span text:style-name="T3">public void </text:span><text:span text:style-name="T5">close() {</text:span></text:p>
      <text:p text:style-name="P4"><text:s text:c="8"/><text:span text:style-name="T14">mDbHelper</text:span><text:span text:style-name="T5">.close();</text:span></text:p>
      <text:p text:style-name="P4"><text:s text:c="4"/><text:span text:style-name="T5">}</text:span></text:p>
      <text:p text:style-name="P4"><text:s text:c="4"/><text:span text:style-name="T11">//obtener todos los elementos</text:span></text:p>
      <text:p text:style-name="P4"><text:span text:style-name="T10"><text:s text:c="4"/></text:span><text:span text:style-name="T3">public </text:span><text:span text:style-name="T5">Cursor getItems() {</text:span></text:p>
      <text:p text:style-name="P4"><text:s text:c="8"/><text:span text:style-name="T11">//Parametros:nombreTabla,campos,campoWhere,condicionWhere,Group By, Havong, Order by</text:span></text:p>
      <text:p text:style-name="P4"><text:span text:style-name="T10"><text:s text:c="8"/></text:span><text:span text:style-name="T3">return </text:span><text:span text:style-name="T14">mDb</text:span><text:span text:style-name="T5">.query(</text:span><text:span text:style-name="T16">DATABASE_TABLE_TODOLIST</text:span><text:span text:style-name="T5">, </text:span><text:span text:style-name="T3">new </text:span><text:span text:style-name="T5">String[] {</text:span><text:span text:style-name="T16">SL_ID</text:span><text:span text:style-name="T5">, </text:span><text:span text:style-name="T16">SL_ITEM</text:span><text:span text:style-name="T5">, </text:span><text:span text:style-name="T16">SL_PLACE</text:span><text:span text:style-name="T5">,</text:span><text:span text:style-name="T16">SL_IMPORTANCE</text:span><text:span text:style-name="T5">}, </text:span><text:span text:style-name="T3">null</text:span><text:span text:style-name="T5">, </text:span><text:span text:style-name="T3">null</text:span><text:span text:style-name="T5">, </text:span><text:span text:style-name="T3">null</text:span><text:span text:style-name="T5">, </text:span><text:span text:style-name="T3">null</text:span><text:span text:style-name="T5">,</text:span><text:span text:style-name="T16">SL_IMPORTANCE</text:span><text:span text:style-name="T5">);</text:span></text:p>
      <text:p text:style-name="P4"><text:s text:c="4"/><text:span text:style-name="T5">}</text:span></text:p>
      <text:p text:style-name="P4"><text:s text:c="4"/><text:span text:style-name="T11">//crear elemento</text:span></text:p>
      <text:p text:style-name="P4"><text:span text:style-name="T10"><text:s text:c="4"/></text:span><text:span text:style-name="T3">public long </text:span><text:span text:style-name="T5">insertItem(String item, String place, String description, </text:span><text:span text:style-name="T3">int </text:span><text:span text:style-name="T5">importance){</text:span></text:p>
      <text:p text:style-name="P4"><text:s text:c="8"/><text:span text:style-name="T5">ContentValues initialValues = </text:span><text:span text:style-name="T3">new </text:span><text:span text:style-name="T5">ContentValues();</text:span></text:p>
      <text:p text:style-name="P4"><text:s text:c="8"/><text:span text:style-name="T5">initialValues.put(</text:span><text:span text:style-name="T16">SL_IMPORTANCE</text:span><text:span text:style-name="T5">, importance);</text:span></text:p>
      <text:p text:style-name="P4"><text:s text:c="8"/><text:span text:style-name="T5">initialValues.put(</text:span><text:span text:style-name="T16">SL_ITEM</text:span><text:span text:style-name="T5">, item);</text:span></text:p>
      <text:p text:style-name="P4"><text:s text:c="8"/><text:span text:style-name="T5">initialValues.put(</text:span><text:span text:style-name="T16">SL_PLACE</text:span><text:span text:style-name="T5">, place);</text:span></text:p>
      <text:p text:style-name="P4"><text:s text:c="8"/><text:span text:style-name="T5">initialValues.put(</text:span><text:span text:style-name="T16">SL_DESCRIPTION</text:span><text:span text:style-name="T5">, description);</text:span></text:p>
      <text:p text:style-name="P4"><text:s text:c="8"/><text:span text:style-name="T3">return </text:span><text:span text:style-name="T14">mDb</text:span><text:span text:style-name="T5">.insert(</text:span><text:span text:style-name="T16">DATABASE_TABLE_TODOLIST</text:span><text:span text:style-name="T5">, </text:span><text:span text:style-name="T3">null</text:span><text:span text:style-name="T5">, initialValues);</text:span></text:p>
      <text:p text:style-name="P4"><text:s text:c="4"/><text:span text:style-name="T5">}</text:span></text:p>
      <text:p text:style-name="P7">}</text:p>
      <text:p text:style-name="P2"><text:span text:style-name="T1"/></text:p>
      <text:p text:style-name="P8"><text:span text:style-name="T1">public class </text:span>ItemActivity <text:span text:style-name="T1">extends </text:span>Activity {</text:p>
      <text:p text:style-name="P4"><text:s text:c="4"/><text:span text:style-name="T11">//referencias a elementos de pantalla</text:span></text:p>
      <text:p text:style-name="P4"><text:span text:style-name="T10"><text:s text:c="4"/></text:span><text:span text:style-name="T5">TextView </text:span><text:span text:style-name="T7">mItem</text:span><text:span text:style-name="T5"> = </text:span><text:span text:style-name="T3">null</text:span><text:span text:style-name="T5">;</text:span></text:p>
      <text:p text:style-name="P4"><text:s text:c="4"/><text:span text:style-name="T5">TextView </text:span><text:span text:style-name="T14">mPlace </text:span><text:span text:style-name="T5">= </text:span><text:span text:style-name="T3">null</text:span><text:span text:style-name="T5">;</text:span></text:p>
      <text:p text:style-name="P4"><text:s text:c="4"/><text:span text:style-name="T5">TextView </text:span><text:span text:style-name="T14">mDescription <text:s/></text:span><text:span text:style-name="T5">= </text:span><text:span text:style-name="T3">null</text:span><text:span text:style-name="T5">;</text:span></text:p>
      <text:p text:style-name="P4"><text:s text:c="4"/><text:span text:style-name="T5">TextView </text:span><text:span text:style-name="T14">mImportance <text:s/></text:span><text:span text:style-name="T5">= </text:span><text:span text:style-name="T3">null</text:span><text:span text:style-name="T5">;</text:span></text:p>
      <text:p text:style-name="P4"><text:s text:c="4"/><text:span text:style-name="T11">//identificador de entrada</text:span></text:p>
      <text:p text:style-name="P4"><text:span text:style-name="T10"><text:s text:c="4"/></text:span><text:span text:style-name="T5">Integer <text:s/></text:span><text:span text:style-name="T14">mRowId </text:span><text:span text:style-name="T5">= </text:span><text:span text:style-name="T3">null</text:span><text:span text:style-name="T5">;</text:span></text:p>
      <text:p text:style-name="P4"><text:s text:c="4"/><text:span text:style-name="T18">@Override</text:span></text:p>
      <text:p text:style-name="P4"><text:span text:style-name="T17"><text:s text:c="4"/></text:span><text:span text:style-name="T3">public void </text:span><text:span text:style-name="T5">onCreate(Bundle savedInstanceState) {</text:span></text:p>
      <text:p text:style-name="P4"><text:s text:c="8"/><text:span text:style-name="T3">super</text:span><text:span text:style-name="T5">.onCreate(savedInstanceState);</text:span></text:p>
      <text:p text:style-name="P4"><text:s text:c="8"/><text:span text:style-name="T5">setContentView(R.layout.</text:span><text:span text:style-name="T16">new_item</text:span><text:span text:style-name="T5">);</text:span></text:p>
      <text:p text:style-name="P4"><text:s text:c="8"/><text:span text:style-name="T11">//botón de salvar</text:span></text:p>
      <text:p text:style-name="P4"><text:span text:style-name="T10"><text:s text:c="8"/></text:span><text:span text:style-name="T5">Button saveBtn = (Button) findViewById(R.id.</text:span><text:span text:style-name="T16">add</text:span><text:span text:style-name="T5">);</text:span></text:p>
      <text:p text:style-name="P4"><text:s text:c="8"/><text:span text:style-name="T5">saveBtn.setOnClickListener(</text:span><text:span text:style-name="T3">new </text:span><text:span text:style-name="T5">View.OnClickListener() {</text:span></text:p>
      <text:p text:style-name="P4"><text:s text:c="12"/><text:span text:style-name="T3">public void </text:span><text:span text:style-name="T5">onClick(View view) {</text:span></text:p>
      <text:p text:style-name="P4"><text:s text:c="16"/><text:span text:style-name="T5">setResult(</text:span><text:span text:style-name="T16">RESULT_OK</text:span><text:span text:style-name="T5">);</text:span></text:p>
      <text:p text:style-name="P4"><text:s text:c="16"/><text:span text:style-name="T5">saveData();</text:span></text:p>
      <text:p text:style-name="P4"><text:s text:c="16"/><text:span text:style-name="T5">finish();</text:span></text:p>
      <text:p text:style-name="P4"><text:s text:c="12"/><text:span text:style-name="T5">}</text:span></text:p>
      <text:p text:style-name="P4"><text:s text:c="8"/><text:span text:style-name="T5">});</text:span></text:p>
      <text:p text:style-name="P6">// obtener referencias</text:p>
      <text:p text:style-name="P4"><text:span text:style-name="T10"><text:s text:c="8"/></text:span><text:span text:style-name="T7">mItem</text:span><text:span text:style-name="T5"> = (TextView) findViewById(R.id.</text:span><text:span text:style-name="T16">item</text:span><text:span text:style-name="T5">);</text:span></text:p>
      <text:p text:style-name="P4"><text:s text:c="8"/><text:span text:style-name="T14">mPlace </text:span><text:span text:style-name="T5">= (TextView) findViewById(R.id.</text:span><text:span text:style-name="T16">place</text:span><text:span text:style-name="T5">);</text:span></text:p>
      <text:p text:style-name="P4"><text:s text:c="8"/><text:span text:style-name="T14">mDescription <text:s/></text:span><text:span text:style-name="T5">= (TextView) findViewById(R.id.</text:span><text:span text:style-name="T16">description</text:span><text:span text:style-name="T5">);</text:span></text:p>
      <text:p text:style-name="P4"><text:s text:c="8"/><text:span text:style-name="T14">mImportance <text:s/></text:span><text:span text:style-name="T5">= (TextView) findViewById(R.id.</text:span><text:span text:style-name="T16">importance</text:span><text:span text:style-name="T5">);</text:span></text:p>
      <text:p text:style-name="P4"><text:s text:c="4"/><text:span text:style-name="T5">}</text:span></text:p>
      <text:p text:style-name="P4"><text:s text:c="4"/><text:span text:style-name="T3">protected void </text:span><text:span text:style-name="T5">saveData() {</text:span></text:p>
      <text:p text:style-name="P6">//obtener datos</text:p>
      <text:p text:style-name="P4"><text:span text:style-name="T10"><text:s text:c="8"/></text:span><text:span text:style-name="T5">String itemText = </text:span><text:span text:style-name="T8">mItem</text:span><text:span text:style-name="T5">.getText().toString();</text:span></text:p>
      <text:p text:style-name="P4"><text:s text:c="8"/><text:span text:style-name="T5">String placeText = </text:span><text:span text:style-name="T14">mPlace</text:span><text:span text:style-name="T5">.getText().toString();</text:span></text:p>
      <text:p text:style-name="P4"><text:s text:c="8"/><text:span text:style-name="T5">String descriptionText = </text:span><text:span text:style-name="T14">mDescription</text:span><text:span text:style-name="T5">.getText().toString();</text:span></text:p>
      <text:p text:style-name="P4"><text:s text:c="8"/><text:span text:style-name="T5">String importanceText = </text:span><text:span text:style-name="T14">mImportance</text:span><text:span text:style-name="T5">.getText().toString();</text:span></text:p>
      <text:p text:style-name="P4"><text:s text:c="8"/><text:span text:style-name="T11">//insertar</text:span></text:p>
      <text:p text:style-name="P4"><text:span text:style-name="T10"><text:s text:c="8"/></text:span><text:span text:style-name="T3">try</text:span><text:span text:style-name="T5">{</text:span></text:p>
      <text:p text:style-name="P4"><text:s text:c="12"/><text:span text:style-name="T5">MainActivity.</text:span><text:span text:style-name="T15">mDbHelper</text:span><text:span text:style-name="T5">.open();</text:span></text:p>
      <text:p text:style-name="P4"><text:s text:c="12"/><text:span text:style-name="T5">MainActivity.</text:span><text:span text:style-name="T15">mDbHelper</text:span><text:span text:style-name="T5">.insertItem(itemText, placeText, descriptionText, <text:s text:c="12"/>Integer.</text:span><text:span text:style-name="T6">parseInt</text:span><text:span text:style-name="T5">(importanceText));</text:span></text:p>
      <text:p text:style-name="P4"><text:s text:c="12"/><text:span text:style-name="T5">MainActivity.</text:span><text:span text:style-name="T15">mDbHelper</text:span><text:span text:style-name="T5">.close();</text:span></text:p>
      <text:p text:style-name="P4"><text:s text:c="8"/><text:span text:style-name="T5">} </text:span><text:span text:style-name="T3">catch </text:span><text:span text:style-name="T5">(SQLException e) {</text:span></text:p>
      <text:p text:style-name="P4"><text:s text:c="12"/><text:span text:style-name="T5">e.printStackTrace();</text:span></text:p>
      <text:p text:style-name="P4"><text:s text:c="12"/><text:span text:style-name="T5">showMessage(R.string.</text:span><text:span text:style-name="T16">dataError</text:span><text:span text:style-name="T5">);</text:span></text:p>
      <text:p text:style-name="P4"><text:s text:c="8"/><text:span text:style-name="T5">}</text:span></text:p>
      <text:p text:style-name="P4"><text:s text:c="4"/><text:span text:style-name="T5">}</text:span></text:p>
      <text:p text:style-name="P4"><text:s text:c="4"/><text:span text:style-name="T3">private void </text:span><text:span text:style-name="T5">showMessage(</text:span><text:span text:style-name="T3">int </text:span><text:span text:style-name="T5">message){</text:span></text:p>
      <text:p text:style-name="P4"><text:s text:c="8"/><text:span text:style-name="T5">Context context = getApplicationContext();</text:span></text:p>
      <text:p text:style-name="P4"><text:s text:c="8"/><text:span text:style-name="T5">CharSequence text = getResources().getString(message);</text:span></text:p>
      <text:p text:style-name="P4"><text:s text:c="8"/><text:span text:style-name="T3">int </text:span><text:span text:style-name="T5">duration = Toast.</text:span><text:span text:style-name="T16">LENGTH_SHORT</text:span><text:span text:style-name="T5">;</text:span></text:p>
      <text:p text:style-name="P4"><text:s text:c="8"/><text:span text:style-name="T5">Toast toast = Toast.</text:span><text:span text:style-name="T6">makeText</text:span><text:span text:style-name="T5">(context, text, duration);</text:span></text:p>
      <text:p text:style-name="P4"><text:s text:c="8"/><text:span text:style-name="T5">toast.show();</text:span></text:p>
      <text:p text:style-name="P4"><text:s text:c="4"/><text:span text:style-name="T5">}</text:span></text:p>
      <text:p text:style-name="P7">}</text:p>
      <text:p text:style-name="P1"/>
      <text:p text:style-name="P9"><text:span text:style-name="T1">public class </text:span>MainActivity <text:span text:style-name="T1">extends </text:span>ListActivity{</text:p>
      <text:p text:style-name="P5"><text:span text:style-name="T10"><text:s text:c="3"/>// </text:span><text:span text:style-name="T12">acciones</text:span></text:p>
      <text:p text:style-name="P5"><text:span text:style-name="T10"><text:s/></text:span><text:span text:style-name="T3">public static final int </text:span><text:span text:style-name="T16">NEW_ITEM </text:span><text:span text:style-name="T5">= </text:span><text:span text:style-name="T19">1</text:span><text:span text:style-name="T5">;</text:span></text:p>
      <text:p text:style-name="P4"><text:s text:c="4"/><text:span text:style-name="T3">public static final int </text:span><text:span text:style-name="T16">EDIT_ITEM </text:span><text:span text:style-name="T5">= </text:span><text:span text:style-name="T19">2</text:span><text:span text:style-name="T5">;</text:span></text:p>
      <text:p text:style-name="P4"><text:s text:c="4"/><text:span text:style-name="T3">public static final int </text:span><text:span text:style-name="T16">SHOW_ITEM </text:span><text:span text:style-name="T5">= </text:span><text:span text:style-name="T19">3</text:span><text:span text:style-name="T5">;</text:span></text:p>
      <text:p text:style-name="P4"><text:s text:c="3"/></text:p>
      <text:p text:style-name="P4"><text:span text:style-name="T10"><text:s text:c="4"/></text:span><text:span text:style-name="T3">private int </text:span><text:span text:style-name="T14">mLastRowSelected </text:span><text:span text:style-name="T5">= </text:span><text:span text:style-name="T19">0</text:span><text:span text:style-name="T5">; </text:span><text:span text:style-name="T11">//elemento seleccionado</text:span></text:p>
      <text:p text:style-name="P4"><text:s text:c="4"/><text:span text:style-name="T3">public static </text:span><text:span text:style-name="T5">DataBaseHelper </text:span><text:span text:style-name="T15">mDbHelper </text:span><text:span text:style-name="T5">= </text:span><text:span text:style-name="T3">null</text:span><text:span text:style-name="T5">;</text:span></text:p>
      <text:p text:style-name="P4"><text:s text:c="4"/><text:span text:style-name="T18">@Override</text:span></text:p>
      <text:p text:style-name="P4"><text:span text:style-name="T17"><text:s text:c="4"/></text:span><text:span text:style-name="T3">protected void </text:span><text:span text:style-name="T5">onCreate(Bundle savedInstanceState) {</text:span></text:p>
      <text:p text:style-name="P4"><text:s text:c="8"/><text:span text:style-name="T3">super</text:span><text:span text:style-name="T5">.onCreate(savedInstanceState);</text:span></text:p>
      <text:p text:style-name="P4"><text:s text:c="8"/><text:span text:style-name="T5">setContentView(R.layout.</text:span><text:span text:style-name="T16">activity_main</text:span><text:span text:style-name="T5">);</text:span></text:p>
      <text:p text:style-name="P4"><text:s text:c="8"/><text:span text:style-name="T11">// abrir la base de datos</text:span></text:p>
      <text:p text:style-name="P4"><text:span text:style-name="T10"><text:s text:c="8"/></text:span><text:span text:style-name="T15">mDbHelper </text:span><text:span text:style-name="T5">= </text:span><text:span text:style-name="T3">new </text:span><text:span text:style-name="T5">DataBaseHelper(</text:span><text:span text:style-name="T3">this</text:span><text:span text:style-name="T5">);</text:span></text:p>
      <text:p text:style-name="P5"><text:s text:c="8"/><text:span text:style-name="T3">try </text:span><text:span text:style-name="T5">{</text:span> <text:s text:c="2"/></text:p>
      <text:p text:style-name="P5"><text:span text:style-name="T5"><text:tab/><text:tab/>fillData();</text:span></text:p>
      <text:p text:style-name="P4"><text:s text:c="8"/><text:span text:style-name="T5">} </text:span><text:span text:style-name="T3">catch </text:span><text:span text:style-name="T5">(SQLException e) {</text:span></text:p>
      <text:p text:style-name="P4"><text:s text:c="12"/><text:span text:style-name="T5">e.printStackTrace();</text:span></text:p>
      <text:p text:style-name="P4"><text:s text:c="12"/><text:span text:style-name="T5">showMessage(R.string.</text:span><text:span text:style-name="T16">dataError</text:span><text:span text:style-name="T5">);</text:span></text:p>
      <text:p text:style-name="P4"><text:s text:c="8"/><text:span text:style-name="T5">}</text:span></text:p>
      <text:p text:style-name="P4"><text:s text:c="4"/><text:span text:style-name="T5">}</text:span></text:p>
      <text:p text:style-name="P4"><text:span text:style-name="T5"/></text:p>
      <text:p text:style-name="P4"><text:s text:c="4"/><text:span text:style-name="T3">private void </text:span><text:span text:style-name="T5">showMessage(</text:span><text:span text:style-name="T3">int </text:span><text:span text:style-name="T5">message){</text:span></text:p>
      <text:p text:style-name="P4"><text:s text:c="8"/><text:span text:style-name="T5">Context context = getApplicationContext();</text:span></text:p>
      <text:p text:style-name="P4"><text:s text:c="8"/><text:span text:style-name="T5">CharSequence text = getResources().getString(message);</text:span></text:p>
      <text:p text:style-name="P4"><text:s text:c="8"/><text:span text:style-name="T3">int </text:span><text:span text:style-name="T5">duration = Toast.</text:span><text:span text:style-name="T16">LENGTH_SHORT</text:span><text:span text:style-name="T5">;</text:span></text:p>
      <text:p text:style-name="P4"><text:s text:c="8"/><text:span text:style-name="T5">Toast toast = Toast.</text:span><text:span text:style-name="T6">makeText</text:span><text:span text:style-name="T5">(context, text, duration);</text:span></text:p>
      <text:p text:style-name="P4"><text:s text:c="8"/><text:span text:style-name="T5">toast.show();</text:span></text:p>
      <text:p text:style-name="P4"><text:s text:c="4"/><text:span text:style-name="T5">}</text:span></text:p>
      <text:p text:style-name="P4"><text:span text:style-name="T5"/></text:p>
      <text:p text:style-name="P4"><text:s text:c="4"/><text:span text:style-name="T3">private void </text:span><text:span text:style-name="T5">fillData() {</text:span></text:p>
      <text:p text:style-name="P4"><text:s text:c="8"/><text:span text:style-name="T11">// se abre la base de datos y se obtienen los elementos</text:span></text:p>
      <text:p text:style-name="P4"><text:span text:style-name="T10"><text:s text:c="8"/></text:span><text:span text:style-name="T15">mDbHelper</text:span><text:span text:style-name="T5">.open();</text:span></text:p>
      <text:p text:style-name="P4"><text:s text:c="8"/><text:span text:style-name="T5">Cursor itemCursor = </text:span><text:span text:style-name="T15">mDbHelper</text:span><text:span text:style-name="T5">.getItems();</text:span></text:p>
      <text:p text:style-name="P4"><text:s text:c="8"/><text:span text:style-name="T5">ListEntry item = </text:span><text:span text:style-name="T3">null</text:span><text:span text:style-name="T5">;</text:span></text:p>
      <text:p text:style-name="P4"><text:s text:c="8"/><text:span text:style-name="T5">ArrayList&lt;ListEntry&gt; resultList = </text:span><text:span text:style-name="T3">new </text:span><text:span text:style-name="T5">ArrayList&lt;ListEntry&gt;();</text:span></text:p>
      <text:p text:style-name="P4"><text:s text:c="8"/><text:span text:style-name="T11">// se procesa el resultado</text:span></text:p>
      <text:p text:style-name="P4"><text:span text:style-name="T10"><text:s text:c="8"/></text:span><text:span text:style-name="T3">while </text:span><text:span text:style-name="T5">(itemCursor.moveToNext()) {</text:span></text:p>
      <text:p text:style-name="P4"><text:s text:c="12"/><text:span text:style-name="T3">int </text:span><text:span text:style-name="T5">id = itemCursor.getInt(itemCursor.getColumnIndex(DataBaseHelper.</text:span><text:span text:style-name="T16">SL_ID</text:span><text:span text:style-name="T5">));</text:span></text:p>
      <text:p text:style-name="P4"><text:s text:c="12"/><text:span text:style-name="T5">String task = itemCursor.getString(itemCursor.getColumnIndex(DataBaseHelper.</text:span><text:span text:style-name="T16">SL_ITEM</text:span><text:span text:style-name="T5">));</text:span></text:p>
      <text:p text:style-name="P4"><text:s text:c="12"/><text:span text:style-name="T5">String place = itemCursor.getString(itemCursor.getColumnIndex(DataBaseHelper.</text:span><text:span text:style-name="T16">SL_PLACE</text:span><text:span text:style-name="T5">));</text:span></text:p>
      <text:p text:style-name="P4"><text:s text:c="12"/><text:span text:style-name="T3">int </text:span><text:span text:style-name="T5">importance = itemCursor.getInt(itemCursor.getColumnIndex(DataBaseHelper.</text:span><text:span text:style-name="T16">SL_IMPORTANCE</text:span><text:span text:style-name="T5">));</text:span></text:p>
      <text:p text:style-name="P4"><text:s text:c="12"/><text:span text:style-name="T5">item = </text:span><text:span text:style-name="T3">new </text:span><text:span text:style-name="T5">ListEntry();</text:span></text:p>
      <text:p text:style-name="P4"><text:s text:c="12"/><text:span text:style-name="T5">item.</text:span><text:span text:style-name="T14">id </text:span><text:span text:style-name="T5">= id;</text:span></text:p>
      <text:p text:style-name="P4"><text:s text:c="12"/><text:span text:style-name="T5">item.</text:span><text:span text:style-name="T14">task </text:span><text:span text:style-name="T5">= task;</text:span></text:p>
      <text:p text:style-name="P4"><text:s text:c="12"/><text:span text:style-name="T5">item.</text:span><text:span text:style-name="T14">place </text:span><text:span text:style-name="T5">= place;</text:span></text:p>
      <text:p text:style-name="P4"><text:s text:c="12"/><text:span text:style-name="T5">item.</text:span><text:span text:style-name="T14">importance</text:span><text:span text:style-name="T5">= importance;</text:span></text:p>
      <text:p text:style-name="P4"><text:s text:c="12"/><text:span text:style-name="T5">resultList.add(item);</text:span></text:p>
      <text:p text:style-name="P4"><text:s text:c="8"/><text:span text:style-name="T5">}</text:span></text:p>
      <text:p text:style-name="P4"><text:s text:c="8"/><text:span text:style-name="T11">//cerramos la base de datos</text:span></text:p>
      <text:p text:style-name="P4"><text:span text:style-name="T10"><text:s text:c="8"/></text:span><text:span text:style-name="T5">itemCursor.close();</text:span></text:p>
      <text:p text:style-name="P4"><text:s text:c="8"/><text:span text:style-name="T15">mDbHelper</text:span><text:span text:style-name="T5">.close();</text:span></text:p>
      <text:p text:style-name="P10"><text:s text:c="8"/><text:span text:style-name="T5">TaskAdapter items = </text:span><text:span text:style-name="T3">new </text:span><text:span text:style-name="T5">TaskAdapter(</text:span><text:span text:style-name="T3">this</text:span><text:span text:style-name="T5">, R.layout.</text:span><text:span text:style-name="T16">row_list</text:span><text:span text:style-name="T5">, resultList, getLayoutInflater());</text:span></text:p>
      <text:p text:style-name="P4"><text:s text:c="8"/><text:span text:style-name="T11">//asignar adaptador a la lista</text:span></text:p>
      <text:p text:style-name="P4"><text:span text:style-name="T10"><text:s text:c="8"/></text:span><text:span text:style-name="T5">setListAdapter(items);</text:span></text:p>
      <text:p text:style-name="P4"><text:s text:c="4"/><text:span text:style-name="T5">}</text:span></text:p>
      <text:p text:style-name="P4"><text:span text:style-name="T5"/></text:p>
      <text:p text:style-name="P4"><text:s text:c="4"/><text:span text:style-name="T18">@Override</text:span></text:p>
      <text:p text:style-name="P4"><text:span text:style-name="T17"><text:s text:c="5"/></text:span><text:span text:style-name="T3">public boolean </text:span><text:span text:style-name="T5">onCreateOptionsMenu(Menu menu) {</text:span></text:p>
      <text:p text:style-name="P4"><text:s text:c="8"/><text:span text:style-name="T5">MenuInflater inflater = getMenuInflater();</text:span></text:p>
      <text:p text:style-name="P4"><text:s text:c="8"/><text:span text:style-name="T5">inflater.inflate(R.menu.</text:span><text:span text:style-name="T16">menu_main</text:span><text:span text:style-name="T5">, menu);</text:span></text:p>
      <text:p text:style-name="P4"><text:s text:c="8"/><text:span text:style-name="T3">return true</text:span><text:span text:style-name="T5">;</text:span></text:p>
      <text:p text:style-name="P4"><text:s text:c="4"/><text:span text:style-name="T5">}</text:span></text:p>
      <text:p text:style-name="P4"><text:span text:style-name="T5"/></text:p>
      <text:p text:style-name="P4"><text:s text:c="4"/><text:span text:style-name="T18">@Override</text:span></text:p>
      <text:p text:style-name="P4"><text:span text:style-name="T17"><text:s text:c="4"/></text:span><text:span text:style-name="T3">public boolean </text:span><text:span text:style-name="T5">onOptionsItemSelected(MenuItem item) {</text:span></text:p>
      <text:p text:style-name="P4"><text:s text:c="8"/><text:span text:style-name="T11">// Handle item selection</text:span></text:p>
      <text:p text:style-name="P4"><text:span text:style-name="T10"><text:s text:c="8"/></text:span><text:span text:style-name="T3">switch </text:span><text:span text:style-name="T5">(item.getItemId()) {</text:span></text:p>
      <text:p text:style-name="P4"><text:s text:c="12"/><text:span text:style-name="T3">case </text:span><text:span text:style-name="T5">R.id.</text:span><text:span text:style-name="T16">new_item</text:span><text:span text:style-name="T5">:</text:span></text:p>
      <text:p text:style-name="P4"><text:s text:c="16"/><text:span text:style-name="T5">Intent intent = </text:span><text:span text:style-name="T3">new </text:span><text:span text:style-name="T5">Intent (</text:span><text:span text:style-name="T3">this</text:span><text:span text:style-name="T5">,ItemActivity.</text:span><text:span text:style-name="T3">class</text:span><text:span text:style-name="T5">);</text:span></text:p>
      <text:p text:style-name="P4"><text:s text:c="16"/><text:span text:style-name="T5">startActivityForResult(intent, </text:span><text:span text:style-name="T16">NEW_ITEM</text:span><text:span text:style-name="T5">);</text:span></text:p>
      <text:p text:style-name="P4"><text:s text:c="16"/><text:span text:style-name="T3">return true</text:span><text:span text:style-name="T5">;</text:span></text:p>
      <text:p text:style-name="P4"><text:s text:c="12"/><text:span text:style-name="T3">default</text:span><text:span text:style-name="T5">:</text:span></text:p>
      <text:p text:style-name="P4"><text:s text:c="16"/><text:span text:style-name="T3">return super</text:span><text:span text:style-name="T5">.onOptionsItemSelected(item);</text:span></text:p>
      <text:p text:style-name="P4"><text:s text:c="8"/><text:span text:style-name="T5">}</text:span></text:p>
      <text:p text:style-name="P4"><text:s text:c="4"/><text:span text:style-name="T5">}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oft-page-break/><text:s text:c="4"/><text:span text:style-name="T3">private class </text:span><text:span text:style-name="T5">TaskAdapter </text:span><text:span text:style-name="T3">extends </text:span><text:span text:style-name="T5">ArrayAdapter&lt;ListEntry&gt; {</text:span></text:p>
      <text:p text:style-name="P4"><text:s text:c="8"/><text:span text:style-name="T3">private </text:span><text:span text:style-name="T5">LayoutInflater </text:span><text:span text:style-name="T14">mInflater</text:span><text:span text:style-name="T5">;</text:span></text:p>
      <text:p text:style-name="P4"><text:s text:c="8"/><text:span text:style-name="T3">private </text:span><text:span text:style-name="T5">List&lt;ListEntry&gt; </text:span><text:span text:style-name="T14">mObjects</text:span><text:span text:style-name="T5">;</text:span></text:p>
      <text:p text:style-name="P4"><text:s text:c="8"/><text:span text:style-name="T3">private </text:span><text:span text:style-name="T5">TaskAdapter(Context context, </text:span><text:span text:style-name="T3">int </text:span><text:span text:style-name="T5">resource, List&lt;ListEntry&gt; objects, LayoutInflater mInflater) {</text:span></text:p>
      <text:p text:style-name="P4"><text:s text:c="12"/><text:span text:style-name="T3">super</text:span><text:span text:style-name="T5">(context, resource, objects);</text:span></text:p>
      <text:p text:style-name="P4"><text:s text:c="12"/><text:span text:style-name="T3">this</text:span><text:span text:style-name="T5">.</text:span><text:span text:style-name="T14">mInflater </text:span><text:span text:style-name="T5">= mInflater;</text:span></text:p>
      <text:p text:style-name="P4"><text:s text:c="12"/><text:span text:style-name="T3">this</text:span><text:span text:style-name="T5">.</text:span><text:span text:style-name="T14">mObjects </text:span><text:span text:style-name="T5">= objects;</text:span></text:p>
      <text:p text:style-name="P4"><text:s text:c="8"/><text:span text:style-name="T5">}</text:span></text:p>
      <text:p text:style-name="P4"><text:s text:c="8"/><text:span text:style-name="T18">@Override</text:span></text:p>
      <text:p text:style-name="P4"><text:span text:style-name="T17"><text:s text:c="8"/></text:span><text:span text:style-name="T3">public </text:span><text:span text:style-name="T5">View getView(</text:span><text:span text:style-name="T3">int </text:span><text:span text:style-name="T5">position, View convertView, ViewGroup parent) {</text:span></text:p>
      <text:p text:style-name="P4"><text:s text:c="12"/><text:span text:style-name="T5">ListEntry listEntry = </text:span><text:span text:style-name="T14">mObjects</text:span><text:span text:style-name="T5">.get(position);</text:span></text:p>
      <text:p text:style-name="P4"><text:s text:c="12"/><text:span text:style-name="T11">// obtención de la vista de la línea de la tabla</text:span></text:p>
      <text:p text:style-name="P4"><text:span text:style-name="T10"><text:s text:c="12"/></text:span><text:span text:style-name="T5">View row = </text:span><text:span text:style-name="T14">mInflater</text:span><text:span text:style-name="T5">.inflate(R.layout.</text:span><text:span text:style-name="T16">row_list</text:span><text:span text:style-name="T5">, </text:span><text:span text:style-name="T3">null</text:span><text:span text:style-name="T5">);</text:span></text:p>
      <text:p text:style-name="P4"><text:s text:c="12"/><text:span text:style-name="T11">//rellenamos datos</text:span></text:p>
      <text:p text:style-name="P4"><text:span text:style-name="T10"><text:s text:c="12"/></text:span><text:span text:style-name="T5">TextView place = (TextView) row.findViewById(R.id.</text:span><text:span text:style-name="T16">row_place</text:span><text:span text:style-name="T5">);</text:span></text:p>
      <text:p text:style-name="P4"><text:s text:c="12"/><text:span text:style-name="T5">TextView item = (TextView) row.findViewById(R.id.</text:span><text:span text:style-name="T16">row_item</text:span><text:span text:style-name="T5">);</text:span></text:p>
      <text:p text:style-name="P4"><text:s text:c="12"/><text:span text:style-name="T5">place.setText(listEntry.</text:span><text:span text:style-name="T14">place</text:span><text:span text:style-name="T5">);</text:span></text:p>
      <text:p text:style-name="P4"><text:s text:c="12"/><text:span text:style-name="T5">item.setText(listEntry.</text:span><text:span text:style-name="T14">task</text:span><text:span text:style-name="T5">);</text:span></text:p>
      <text:p text:style-name="P4"><text:s text:c="12"/><text:span text:style-name="T11">// dependiendo de la importancia, se muestran distintos iconos</text:span></text:p>
      <text:p text:style-name="P4"><text:span text:style-name="T10"><text:s text:c="12"/></text:span><text:span text:style-name="T5">ImageView icon = (ImageView) row.findViewById(R.id.</text:span><text:span text:style-name="T16">row_importance</text:span><text:span text:style-name="T5">);</text:span></text:p>
      <text:p text:style-name="P4"><text:s text:c="12"/><text:span text:style-name="T5">icon.setTag(</text:span><text:span text:style-name="T3">new </text:span><text:span text:style-name="T5">Integer(listEntry.</text:span><text:span text:style-name="T14">id</text:span><text:span text:style-name="T5">));</text:span></text:p>
      <text:p text:style-name="P4"><text:s text:c="12"/><text:span text:style-name="T3">switch </text:span><text:span text:style-name="T5">(listEntry.</text:span><text:span text:style-name="T14">importance</text:span><text:span text:style-name="T5">) {</text:span></text:p>
      <text:p text:style-name="P4"><text:s text:c="16"/><text:span text:style-name="T3">case </text:span><text:span text:style-name="T19">1</text:span><text:span text:style-name="T5">:</text:span></text:p>
      <text:p text:style-name="P4"><text:s text:c="20"/><text:span text:style-name="T5">icon.setImageResource(R.drawable.</text:span><text:span text:style-name="T16">ic_green</text:span><text:span text:style-name="T5">);</text:span></text:p>
      <text:p text:style-name="P4"><text:s text:c="20"/><text:span text:style-name="T3">break</text:span><text:span text:style-name="T5">;</text:span></text:p>
      <text:p text:style-name="P4"><text:s text:c="16"/><text:span text:style-name="T3">case </text:span><text:span text:style-name="T19">2</text:span><text:span text:style-name="T5">:</text:span></text:p>
      <text:p text:style-name="P4"><text:s text:c="20"/><text:span text:style-name="T5">icon.setImageResource(R.drawable.</text:span><text:span text:style-name="T16">ic_yellow</text:span><text:span text:style-name="T5">);</text:span></text:p>
      <text:p text:style-name="P4"><text:s text:c="20"/><text:span text:style-name="T3">break</text:span><text:span text:style-name="T5">;</text:span></text:p>
      <text:p text:style-name="P4"><text:s text:c="16"/><text:span text:style-name="T3">default</text:span><text:span text:style-name="T5">:</text:span></text:p>
      <text:p text:style-name="P4"><text:s text:c="20"/><text:span text:style-name="T5">icon.setImageResource(R.drawable.</text:span><text:span text:style-name="T16">ic_red</text:span><text:span text:style-name="T5">);</text:span></text:p>
      <text:p text:style-name="P4"><text:s text:c="20"/><text:span text:style-name="T3">break</text:span><text:span text:style-name="T5">;</text:span></text:p>
      <text:p text:style-name="P4"><text:s text:c="12"/><text:span text:style-name="T5">}</text:span></text:p>
      <text:p text:style-name="P4"><text:s text:c="12"/><text:span text:style-name="T3">return </text:span><text:span text:style-name="T5">row;</text:span></text:p>
      <text:p text:style-name="P4"><text:s text:c="8"/><text:span text:style-name="T5">}</text:span></text:p>
      <text:p text:style-name="P4"><text:s text:c="4"/><text:span text:style-name="T5">}</text:span></text:p>
      <text:p text:style-name="P4"><text:s text:c="4"/><text:span text:style-name="T3">private class </text:span><text:span text:style-name="T5">ListEntry {</text:span></text:p>
      <text:p text:style-name="P4"><text:s text:c="8"/><text:span text:style-name="T3">int </text:span><text:span text:style-name="T14">id</text:span><text:span text:style-name="T5">;</text:span></text:p>
      <text:p text:style-name="P4"><text:s text:c="8"/><text:span text:style-name="T5">String </text:span><text:span text:style-name="T14">task</text:span><text:span text:style-name="T5">;</text:span></text:p>
      <text:p text:style-name="P4"><text:s text:c="8"/><text:span text:style-name="T5">String </text:span><text:span text:style-name="T14">place</text:span><text:span text:style-name="T5">;</text:span></text:p>
      <text:p text:style-name="P4"><text:s text:c="8"/><text:span text:style-name="T3">int </text:span><text:span text:style-name="T14">importance</text:span><text:span text:style-name="T5">;</text:span></text:p>
      <text:p text:style-name="P4"><text:s text:c="4"/><text:span text:style-name="T5">}</text:span></text:p>
      <text:p text:style-name="P7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69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21:10:25.513000000</meta:creation-date>
    <meta:print-date>2018-01-18T21:29:31.702000000</meta:print-date>
    <dc:date>2018-01-18T21:30:12.043000000</dc:date>
    <meta:editing-duration>PT9M5S</meta:editing-duration>
    <meta:editing-cycles>1</meta:editing-cycles>
    <meta:document-statistic meta:table-count="0" meta:image-count="0" meta:object-count="0" meta:page-count="4" meta:paragraph-count="231" meta:word-count="771" meta:character-count="9101" meta:non-whitespace-character-count="6701"/>
    <meta:generator>LibreOffice/5.3.7.2$Windows_X86_64 LibreOffice_project/6b8ed514a9f8b44d37a1b96673cbbdd077e24059</meta:generator>
  </office:meta>
</office:document-meta>
</file>